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9358d4e2b61a9736e47f65985b230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0" table:display-filter-buttons="true">
          <table:filter>
            <table:filter-and>
              <table:filter-condition table:value="A" table:operator="=" table:field-number="6">
                <table:filter-set-item table:value="A"/>
                <table:filter-set-item table:value="Q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8:36:02.079647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1T08:38:27.789018502</dc:date>
    <meta:editing-cycles>663</meta:editing-cycles>
    <meta:editing-duration>P3DT21H39M23S</meta:editing-duration>
    <meta:generator>LibreOffice/24.2.4.2$Linux_X86_64 LibreOffice_project/420$Build-2</meta:generator>
    <meta:document-statistic meta:table-count="3" meta:cell-count="4291" meta:object-count="0"/>
    <meta:user-defined meta:name="AppVersion">15.0000</meta:user-defined>
  </office:meta>
</office:document-meta>
</file>